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specifikation</text:p>
      <text:p text:style-name="Standard"/>
      <text:p text:style-name="Standard">Følgende kravspecifikationer er blevet stillet fra Sjællands Boldspil-Union, som skal indegå I deres bestilte system. Kravspecifikationen er blevet stillet op med 2 katagorier - “need to have” og “nice to have”. </text:p>
      <text:p text:style-name="Standard">I “need to have” går vi I dybten med hvad SBU ønsker og skal have I deres program med denne kravspecifikation. I “nice to have” følger vi op på evt. flere ønsker SBU har til udvikling af programmet – dette er dog usikkert om dette kan implementeres samt om deadlinen er sandsynlig at nå ved disse extra implementationer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7T10:27:00.95</meta:creation-date>
    <meta:document-statistic meta:table-count="0" meta:image-count="0" meta:object-count="0" meta:page-count="1" meta:paragraph-count="3" meta:word-count="90" meta:character-count="550"/>
    <dc:date>2014-11-07T10:39:26.25</dc:date>
    <dc:creator>Stine Knarkegaard Andersen</dc:creator>
    <meta:editing-duration>PT12M26S</meta:editing-duration>
    <meta:editing-cycles>1</meta:editing-cycles>
    <meta:generator>OpenOffice/4.1.0$Win32 OpenOffice.org_project/410m18$Build-9764</meta:generator>
  </office:meta>
</office:document-meta>
</file>